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882cm"/>
    </style:style>
    <style:style style:name="Table1.5" style:family="table-row">
      <style:table-row-properties style:min-row-height="2.021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><text:s text:c="2"/></text:p>
            <text:p text:style-name="P7"><text:s text:c="23"/><text:placeholder text:placeholder-type="text">&lt;o.lc_no or ''&gt;</text:placeholder><text:placeholder text:placeholder-type="text">&lt;o.sale_id.incoterms_id.cod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1:49:13</dc:date>
    <meta:editing-duration>PT14H27M</meta:editing-duration>
    <meta:editing-cycles>279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7" meta:word-count="199" meta:character-count="2329" meta:non-whitespace-character-count="1942"/>
  </office:meta>
</office:document-meta>
</file>